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aed" officeooo:paragraph-rsid="00137aed"/>
    </style:style>
    <style:style style:name="P2" style:family="paragraph" style:parent-style-name="Standard">
      <style:paragraph-properties fo:text-align="center" style:justify-single-word="false"/>
      <style:text-properties fo:font-size="18pt" officeooo:rsid="00137aed" officeooo:paragraph-rsid="00137aed" style:font-size-asian="18pt" style:font-size-complex="18pt"/>
    </style:style>
    <style:style style:name="P3" style:family="paragraph" style:parent-style-name="Standard">
      <style:text-properties officeooo:rsid="0014eb12" officeooo:paragraph-rsid="0014eb12"/>
    </style:style>
    <style:style style:name="T1" style:family="text">
      <style:text-properties officeooo:rsid="0014eb12"/>
    </style:style>
    <style:style style:name="T2" style:family="text">
      <style:text-properties officeooo:rsid="0015871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asz Michalski 200502</text:p>
      <text:p text:style-name="P1"/>
      <text:p text:style-name="P1"/>
      <text:p text:style-name="P2">Sprawozdanie</text:p>
      <text:p text:style-name="P2"/>
      <text:p text:style-name="P1"/>
      <text:p text:style-name="P1">1. Celem ćwiczenia było zmierzenie czasu wykonywania algorytmu <text:span text:style-name="T1">sortowania tablicy elementów.</text:span></text:p>
      <text:p text:style-name="P1"/>
      <text:p text:style-name="P1"/>
      <text:p text:style-name="P1"/>
      <text:p text:style-name="P1"/>
      <text:p text:style-name="P1"><draw:frame draw:style-name="fr1" draw:name="Obiekt1" text:anchor-type="paragraph" svg:width="21.001cm" svg:height="9.4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3">Na wykresie widać że sortowanie quicksortem jest dość wydajne. <text:span text:style-name="T2">Widać także to że przy sortowaniu nieposortowanej tablicy lepszym wyjsciem jest wybór pivota jako pierwszy lub ostatni element, zaoszczędzimy wtedy trochę czasu, a przy jeszcze większych tablicach ta różnica może okazać się znacząca. Wykresy pivota jako środkowy element <text:s/>i randomowy pokrywają si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1:22:40.090935699</meta:creation-date>
    <dc:date>2017-04-20T12:00:17.946427993</dc:date>
    <meta:editing-duration>PT9M17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1" meta:paragraph-count="4" meta:word-count="66" meta:character-count="488" meta:non-whitespace-character-count="4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00" chart:interval-major="2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cm" svg:height="9.498cm" xlink:href="." xlink:type="simple" chart:class="chart:scatter" chart:style-name="ch1">
        <chart:legend chart:legend-position="end" svg:x="15.634cm" svg:y="3.952cm" style:legend-expansion="high" chart:style-name="ch2"/>
        <chart:plot-area chart:style-name="ch3" chart:data-source-has-labels="both" svg:x="1.431cm" svg:y="0.189cm" svg:width="13.783cm" svg:height="8.139cm">
          <chartooo:coordinate-region svg:x="2.423cm" svg:y="0.388cm" svg:width="11.863cm" svg:height="7.293cm"/>
          <chart:axis chart:dimension="x" chart:name="primary-x" chart:style-name="ch4" chartooo:axis-type="auto">
            <chart:title svg:x="6.662cm" svg:y="8.517cm" chart:style-name="ch5">
              <text:p>rozmiar tablicy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4.937cm" chart:style-name="ch7">
              <text:p>czas[ms]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series chart:style-name="ch11" chart:values-cell-range-address="local-table.$E$2:.$E$8" chart:label-cell-address="local-table.$E$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ivot=pierwszy element</text:p>
              </table:table-cell>
              <table:table-cell office:value-type="string">
                <text:p>pivot=środkowy element</text:p>
              </table:table-cell>
              <table:table-cell office:value-type="string">
                <text:p>pivot=randomowy ele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234">
                <text:p>0.234</text:p>
              </table:table-cell>
              <table:table-cell office:value-type="float" office:value="0.251">
                <text:p>0.25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635">
                <text:p>0.635</text:p>
              </table:table-cell>
              <table:table-cell office:value-type="float" office:value="0.739">
                <text:p>0.739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25">
                <text:p>4.725</text:p>
              </table:table-cell>
              <table:table-cell office:value-type="float" office:value="4.051">
                <text:p>4.051</text:p>
              </table:table-cell>
              <table:table-cell office:value-type="float" office:value="4.651">
                <text:p>4.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9.383">
                <text:p>29.383</text:p>
              </table:table-cell>
              <table:table-cell office:value-type="float" office:value="39.71">
                <text:p>39.71</text:p>
              </table:table-cell>
              <table:table-cell office:value-type="float" office:value="39.618">
                <text:p>39.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232.596">
                <text:p>232.596</text:p>
              </table:table-cell>
              <table:table-cell office:value-type="float" office:value="249.44">
                <text:p>249.44</text:p>
              </table:table-cell>
              <table:table-cell office:value-type="float" office:value="240.417">
                <text:p>240.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659.35">
                <text:p>1659.35</text:p>
              </table:table-cell>
              <table:table-cell office:value-type="float" office:value="1799.07">
                <text:p>1799.07</text:p>
              </table:table-cell>
              <table:table-cell office:value-type="float" office:value="1789.89">
                <text:p>1789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5650.8">
                <text:p>15650.8</text:p>
              </table:table-cell>
              <table:table-cell office:value-type="float" office:value="17385.7">
                <text:p>17385.7</text:p>
              </table:table-cell>
              <table:table-cell office:value-type="float" office:value="17355.5">
                <text:p>173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